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49.83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ce5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2" table:default-cell-style-name="ce16"/>
        <table:table-column table:style-name="co8" table:default-cell-style-name="ce20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1003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175 Days from 01.01. on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, Very Small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1003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, Very Small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ingle, Very Small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, very small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Multiple, very small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0.13" calcext:value-type="float">
            <text:p>0.13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00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0.13" calcext:value-type="float">
            <text:p>0.13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0:50:55.70267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01T22:27:39.317632811</dc:date>
    <meta:editing-duration>P3DT4H50M2S</meta:editing-duration>
    <meta:editing-cycles>42</meta:editing-cycles>
    <meta:generator>LibreOffice/6.1.5.2$Linux_X86_64 LibreOffice_project/10$Build-2</meta:generator>
    <meta:document-statistic meta:table-count="1" meta:cell-count="393" meta:object-count="0"/>
  </office:meta>
</office:document-meta>
</file>